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531" table:style-name="ce23">
            <text:p>8,531</text:p>
          </table:table-cell>
          <table:table-cell office:value-type="float" office:value="7666.52" table:style-name="ce27">
            <text:p>7,667</text:p>
          </table:table-cell>
          <table:table-cell office:value-type="float" office:value="11941" table:style-name="ce36">
            <text:p>11,941</text:p>
          </table:table-cell>
          <table:table-cell office:value-type="float" office:value="11172.14" table:style-name="ce39">
            <text:p>11,172</text:p>
          </table:table-cell>
          <table:table-cell office:value-type="float" office:value="6500" table:style-name="ce88">
            <text:p>6,500</text:p>
          </table:table-cell>
          <table:table-cell office:value-type="float" office:value="6256.93" table:style-name="ce91">
            <text:p>6,257</text:p>
          </table:table-cell>
          <table:table-cell office:value-type="float" office:value="1999" table:style-name="ce95">
            <text:p>1,999</text:p>
          </table:table-cell>
          <table:table-cell office:value-type="float" office:value="1954.03" table:style-name="ce98">
            <text:p>1,954</text:p>
          </table:table-cell>
          <table:table-cell office:value-type="float" office:value="213" table:style-name="ce106">
            <text:p>213</text:p>
          </table:table-cell>
          <table:table-cell office:value-type="float" office:value="212.02" table:style-name="ce109">
            <text:p>212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9184" table:content-validation-name="val3" table:style-name="ce61">
            <text:p>29,184</text:p>
          </table:table-cell>
          <table:table-cell office:value-type="float" office:value="27261.64" table:content-validation-name="val3" table:style-name="ce63">
            <text:p>27,262</text:p>
          </table:table-cell>
          <table:table-cell office:value-type="float" office:value="1083" table:style-name="ce62">
            <text:p>1,083</text:p>
          </table:table-cell>
          <table:table-cell office:value-type="float" office:value="1045.1300000000001" table:style-name="ce67">
            <text:p>1,045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1083" table:style-name="ce150">
            <text:p>1,083</text:p>
          </table:table-cell>
          <table:table-cell office:value-type="float" office:value="1045.1300000000001" table:style-name="ce152">
            <text:p>1,045</text:p>
          </table:table-cell>
          <table:table-cell office:value-type="float" office:value="30267" table:content-validation-name="val3" table:style-name="ce153">
            <text:p>30,267</text:p>
          </table:table-cell>
          <table:table-cell office:value-type="float" office:value="28306.77" table:content-validation-name="val3" table:style-name="ce151">
            <text:p>28,307</text:p>
          </table:table-cell>
          <table:table-cell office:value-type="currency" office:value="67135000" table:content-validation-name="val2" table:style-name="ce7">
            <text:p>£67,135,000.00</text:p>
          </table:table-cell>
          <table:table-cell office:value-type="currency" office:value="8712000" table:content-validation-name="val2" table:style-name="ce7">
            <text:p>£8,712,000.00</text:p>
          </table:table-cell>
          <table:table-cell office:value-type="currency" office:value="198000" table:content-validation-name="val2" table:style-name="ce7">
            <text:p>£198,000.00</text:p>
          </table:table-cell>
          <table:table-cell office:value-type="currency" office:value="465000" table:content-validation-name="val2" table:style-name="ce7">
            <text:p>£465,000.00</text:p>
          </table:table-cell>
          <table:table-cell office:value-type="currency" office:value="15321000" table:content-validation-name="val2" table:style-name="ce7">
            <text:p>£15,321,000.00</text:p>
          </table:table-cell>
          <table:table-cell office:value-type="currency" office:value="5786000" table:content-validation-name="val2" table:style-name="ce7">
            <text:p>£5,786,000.00</text:p>
          </table:table-cell>
          <table:table-cell office:value-type="currency" office:value="97617000" table:style-name="ce7">
            <text:p>£97,617,000.00</text:p>
          </table:table-cell>
          <table:table-cell office:value-type="currency" office:value="2715000" table:content-validation-name="val2" table:style-name="ce7">
            <text:p>£2,715,000.00</text:p>
          </table:table-cell>
          <table:table-cell office:value-type="currency" office:value="1301000" table:content-validation-name="val2" table:style-name="ce7">
            <text:p>£1,301,000.00</text:p>
          </table:table-cell>
          <table:table-cell office:value-type="currency" office:value="4016000" table:style-name="ce7">
            <text:p>£4,016,000.00</text:p>
          </table:table-cell>
          <table:table-cell office:value-type="currency" office:value="101633000" table:style-name="ce7">
            <text:p>£101,633,000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4" table:style-name="ce24">
            <text:p>304</text:p>
          </table:table-cell>
          <table:table-cell office:value-type="float" office:value="269" table:style-name="ce26">
            <text:p>269</text:p>
          </table:table-cell>
          <table:table-cell office:value-type="float" office:value="212" table:style-name="ce35">
            <text:p>212</text:p>
          </table:table-cell>
          <table:table-cell office:value-type="float" office:value="190.78" table:style-name="ce37">
            <text:p>191</text:p>
          </table:table-cell>
          <table:table-cell office:value-type="float" office:value="256" table:style-name="ce87">
            <text:p>256</text:p>
          </table:table-cell>
          <table:table-cell office:value-type="float" office:value="238.54" table:style-name="ce90">
            <text:p>239</text:p>
          </table:table-cell>
          <table:table-cell office:value-type="float" office:value="33" table:style-name="ce94">
            <text:p>33</text:p>
          </table:table-cell>
          <table:table-cell office:value-type="float" office:value="30.54" table:style-name="ce96">
            <text:p>31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08">
            <text:p>6</text:p>
          </table:table-cell>
          <table:table-cell office:value-type="float" office:value="5" table:style-name="ce55">
            <text:p>5</text:p>
          </table:table-cell>
          <table:table-cell office:value-type="float" office:value="0.64" table:style-name="ce58">
            <text:p>1</text:p>
          </table:table-cell>
          <table:table-cell office:value-type="float" office:value="816" table:content-validation-name="val3" table:style-name="ce68">
            <text:p>816</text:p>
          </table:table-cell>
          <table:table-cell office:value-type="float" office:value="735.49999999999989" table:content-validation-name="val3" table:style-name="ce64">
            <text:p>736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4" table:style-name="ce130">
            <text:p>14</text:p>
          </table:table-cell>
          <table:table-cell office:value-type="float" office:value="14" table:style-name="ce132">
            <text:p>14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5" table:style-name="ce159">
            <text:p>15</text:p>
          </table:table-cell>
          <table:table-cell office:value-type="float" office:value="15" table:style-name="ce155">
            <text:p>15</text:p>
          </table:table-cell>
          <table:table-cell office:value-type="float" office:value="831" table:content-validation-name="val3" table:style-name="ce161">
            <text:p>831</text:p>
          </table:table-cell>
          <table:table-cell office:value-type="float" office:value="750.49999999999989" table:content-validation-name="val3" table:style-name="ce154">
            <text:p>751</text:p>
          </table:table-cell>
          <table:table-cell office:value-type="currency" office:value="1691782.97999999" table:content-validation-name="val1" table:style-name="ce7">
            <text:p>£1,691,782.98</text:p>
          </table:table-cell>
          <table:table-cell office:value-type="currency" office:value="11771.82" table:content-validation-name="val1" table:style-name="ce7">
            <text:p>£11,771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135403.72999999998" table:content-validation-name="val1" table:style-name="ce7">
            <text:p>£135,403.73</text:p>
          </table:table-cell>
          <table:table-cell office:value-type="currency" office:value="346093.08000000194" table:content-validation-name="val1" table:style-name="ce7">
            <text:p>£346,093.08</text:p>
          </table:table-cell>
          <table:table-cell office:value-type="currency" office:value="132904.73999999967" table:content-validation-name="val1" table:style-name="ce7">
            <text:p>£132,904.74</text:p>
          </table:table-cell>
          <table:table-cell office:value-type="currency" office:value="2317956.3499999917" table:style-name="ce7">
            <text:p>£2,317,956.35</text:p>
          </table:table-cell>
          <table:table-cell office:value-type="currency" office:value="160199" table:content-validation-name="val2" table:style-name="ce7">
            <text:p>£160,199.00</text:p>
          </table:table-cell>
          <table:table-cell office:value-type="currency" office:value="39858" table:content-validation-name="val2" table:style-name="ce7">
            <text:p>£39,858.00</text:p>
          </table:table-cell>
          <table:table-cell office:value-type="currency" office:value="200057" table:style-name="ce7">
            <text:p>£200,057.00</text:p>
          </table:table-cell>
          <table:table-cell office:value-type="currency" office:value="2518013.3499999917" table:style-name="ce7">
            <text:p>£2,518,013.35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54" table:style-name="ce22">
            <text:p>54</text:p>
          </table:table-cell>
          <table:table-cell office:value-type="float" office:value="52.837800000000001" table:style-name="ce25">
            <text:p>53</text:p>
          </table:table-cell>
          <table:table-cell office:value-type="float" office:value="55" table:style-name="ce34">
            <text:p>55</text:p>
          </table:table-cell>
          <table:table-cell office:value-type="float" office:value="54.540500000000002" table:style-name="ce38">
            <text:p>55</text:p>
          </table:table-cell>
          <table:table-cell office:value-type="float" office:value="665" table:style-name="ce89">
            <text:p>665</text:p>
          </table:table-cell>
          <table:table-cell office:value-type="float" office:value="653.0902000000001" table:style-name="ce92">
            <text:p>653</text:p>
          </table:table-cell>
          <table:table-cell office:value-type="float" office:value="57" table:style-name="ce93">
            <text:p>57</text:p>
          </table:table-cell>
          <table:table-cell office:value-type="float" office:value="56.272999999999996" table:style-name="ce97">
            <text:p>56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10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837" table:content-validation-name="val3" table:style-name="ce68">
            <text:p>837</text:p>
          </table:table-cell>
          <table:table-cell office:value-type="float" office:value="822.74150000000009" table:content-validation-name="val3" table:style-name="ce70">
            <text:p>823</text:p>
          </table:table-cell>
          <table:table-cell office:value-type="float" office:value="47" table:style-name="ce69">
            <text:p>47</text:p>
          </table:table-cell>
          <table:table-cell office:value-type="float" office:value="47" table:style-name="ce80">
            <text:p>47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5" table:style-name="ce129">
            <text:p>5</text:p>
          </table:table-cell>
          <table:table-cell office:value-type="float" office:value="5" table:style-name="ce134">
            <text:p>5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2" table:style-name="ce159">
            <text:p>52</text:p>
          </table:table-cell>
          <table:table-cell office:value-type="float" office:value="52" table:style-name="ce163">
            <text:p>52</text:p>
          </table:table-cell>
          <table:table-cell office:value-type="float" office:value="889" table:content-validation-name="val3" table:style-name="ce161">
            <text:p>889</text:p>
          </table:table-cell>
          <table:table-cell office:value-type="float" office:value="874.74150000000009" table:content-validation-name="val3" table:style-name="ce156">
            <text:p>875</text:p>
          </table:table-cell>
          <table:table-cell office:value-type="currency" office:value="2221771.4300000002" table:content-validation-name="val2" table:style-name="ce7">
            <text:p>£2,221,771.43</text:p>
          </table:table-cell>
          <table:table-cell office:value-type="currency" office:value="106938.81999999999" table:content-validation-name="val2" table:style-name="ce7">
            <text:p>£106,938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8950" table:content-validation-name="val2" table:style-name="ce7">
            <text:p>£28,950.00</text:p>
          </table:table-cell>
          <table:table-cell office:value-type="currency" office:value="437722.97" table:content-validation-name="val2" table:style-name="ce7">
            <text:p>£437,722.97</text:p>
          </table:table-cell>
          <table:table-cell office:value-type="currency" office:value="187215.98" table:content-validation-name="val2" table:style-name="ce7">
            <text:p>£187,215.98</text:p>
          </table:table-cell>
          <table:table-cell office:value-type="currency" office:value="2982599.1999999997" table:style-name="ce7">
            <text:p>£2,982,599.20</text:p>
          </table:table-cell>
          <table:table-cell office:value-type="currency" office:value="177538" table:content-validation-name="val2" table:style-name="ce7">
            <text:p>£177,538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177538" table:style-name="ce7">
            <text:p>£177,538.00</text:p>
          </table:table-cell>
          <table:table-cell office:value-type="currency" office:value="3160137.1999999997" table:style-name="ce7">
            <text:p>£3,160,137.2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29">
            <text:p>12</text:p>
          </table:table-cell>
          <table:table-cell office:value-type="float" office:value="10.5" table:style-name="ce32">
            <text:p>11</text:p>
          </table:table-cell>
          <table:table-cell office:value-type="float" office:value="8" table:style-name="ce42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82">
            <text:p>41</text:p>
          </table:table-cell>
          <table:table-cell office:value-type="float" office:value="39.799999999999997" table:style-name="ce85">
            <text:p>40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.8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3" table:content-validation-name="val3" table:style-name="ce68">
            <text:p>63</text:p>
          </table:table-cell>
          <table:table-cell office:value-type="float" office:value="59.099999999999994" table:content-validation-name="val3" table:style-name="ce52">
            <text:p>59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3" table:content-validation-name="val3" table:style-name="ce161">
            <text:p>63</text:p>
          </table:table-cell>
          <table:table-cell office:value-type="float" office:value="59.099999999999994" table:content-validation-name="val3" table:style-name="ce157">
            <text:p>59</text:p>
          </table:table-cell>
          <table:table-cell office:value-type="currency" office:value="176273" table:content-validation-name="val2" table:style-name="ce7">
            <text:p>£176,273.00</text:p>
          </table:table-cell>
          <table:table-cell office:value-type="currency" office:value="75" table:content-validation-name="val2" table:style-name="ce7">
            <text:p>£7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3438" table:content-validation-name="val2" table:style-name="ce7">
            <text:p>£33,438.00</text:p>
          </table:table-cell>
          <table:table-cell office:value-type="currency" office:value="15256" table:content-validation-name="val2" table:style-name="ce7">
            <text:p>£15,256.00</text:p>
          </table:table-cell>
          <table:table-cell office:value-type="currency" office:value="225042" table:style-name="ce7">
            <text:p>£225,042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25042" table:style-name="ce7">
            <text:p>£225,042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1" table:style-name="ce28">
            <text:p>41</text:p>
          </table:table-cell>
          <table:table-cell office:value-type="float" office:value="39.82" table:style-name="ce31">
            <text:p>40</text:p>
          </table:table-cell>
          <table:table-cell office:value-type="float" office:value="65" table:style-name="ce41">
            <text:p>65</text:p>
          </table:table-cell>
          <table:table-cell office:value-type="float" office:value="65" table:style-name="ce43">
            <text:p>65</text:p>
          </table:table-cell>
          <table:table-cell office:value-type="float" office:value="41" table:style-name="ce81">
            <text:p>41</text:p>
          </table:table-cell>
          <table:table-cell office:value-type="float" office:value="40" table:style-name="ce84">
            <text:p>40</text:p>
          </table:table-cell>
          <table:table-cell office:value-type="float" office:value="20" table:style-name="ce100">
            <text:p>20</text:p>
          </table:table-cell>
          <table:table-cell office:value-type="float" office:value="20" table:style-name="ce102">
            <text:p>20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7" table:style-name="ce49">
            <text:p>1</text:p>
          </table:table-cell>
          <table:table-cell office:value-type="float" office:value="177" table:content-validation-name="val3" table:style-name="ce68">
            <text:p>177</text:p>
          </table:table-cell>
          <table:table-cell office:value-type="float" office:value="170.09" table:content-validation-name="val3" table:style-name="ce53">
            <text:p>170</text:p>
          </table:table-cell>
          <table:table-cell office:value-type="float" office:value="9" table:style-name="ce72">
            <text:p>9</text:p>
          </table:table-cell>
          <table:table-cell office:value-type="float" office:value="9" table:style-name="ce76">
            <text:p>9</text:p>
          </table:table-cell>
          <table:table-cell office:value-type="float" office:value="9" table:style-name="ce79">
            <text:p>9</text:p>
          </table:table-cell>
          <table:table-cell office:value-type="float" office:value="9" table:style-name="ce124">
            <text:p>9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9" table:style-name="ce138">
            <text:p>9</text:p>
          </table:table-cell>
          <table:table-cell office:value-type="float" office:value="7.63" table:style-name="ce140">
            <text:p>8</text:p>
          </table:table-cell>
          <table:table-cell office:value-type="float" office:value="27" table:style-name="ce159">
            <text:p>27</text:p>
          </table:table-cell>
          <table:table-cell office:value-type="float" office:value="25.63" table:style-name="ce160">
            <text:p>26</text:p>
          </table:table-cell>
          <table:table-cell office:value-type="float" office:value="204" table:content-validation-name="val3" table:style-name="ce161">
            <text:p>204</text:p>
          </table:table-cell>
          <table:table-cell office:value-type="float" office:value="195.72" table:content-validation-name="val3" table:style-name="ce158">
            <text:p>196</text:p>
          </table:table-cell>
          <table:table-cell office:value-type="currency" office:value="483484.72" table:content-validation-name="val1" table:style-name="ce7">
            <text:p>£483,484.72</text:p>
          </table:table-cell>
          <table:table-cell office:value-type="currency" office:value="87042.93" table:content-validation-name="val1" table:style-name="ce7">
            <text:p>£87,042.93</text:p>
          </table:table-cell>
          <table:table-cell office:value-type="currency" office:value="1500" table:content-validation-name="val2" table:style-name="ce7">
            <text:p>£1,500.00</text:p>
          </table:table-cell>
          <table:table-cell office:value-type="currency" office:value="1780.42" table:content-validation-name="val1" table:style-name="ce7">
            <text:p>£1,780.42</text:p>
          </table:table-cell>
          <table:table-cell office:value-type="currency" office:value="18222.02" table:content-validation-name="val1" table:style-name="ce7">
            <text:p>£18,222.02</text:p>
          </table:table-cell>
          <table:table-cell office:value-type="currency" office:value="50447.49" table:content-validation-name="val1" table:style-name="ce7">
            <text:p>£50,447.49</text:p>
          </table:table-cell>
          <table:table-cell office:value-type="currency" office:value="642477.57999999996" table:style-name="ce7">
            <text:p>£642,477.58</text:p>
          </table:table-cell>
          <table:table-cell office:value-type="currency" office:value="136978.79999999999" table:content-validation-name="val1" table:style-name="ce7">
            <text:p>£136,978.80</text:p>
          </table:table-cell>
          <table:table-cell office:value-type="currency" office:value="244855.2" table:content-validation-name="val2" table:style-name="ce7">
            <text:p>£244,855.20</text:p>
          </table:table-cell>
          <table:table-cell office:value-type="currency" office:value="381834" table:style-name="ce7">
            <text:p>£381,834.00</text:p>
          </table:table-cell>
          <table:table-cell office:value-type="currency" office:value="1024311.58" table:style-name="ce7">
            <text:p>£1,024,311.58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1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10000000000008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10000000000008" table:content-validation-name="val3" table:style-name="ce162">
            <text:p>67</text:p>
          </table:table-cell>
          <table:table-cell office:value-type="currency" office:value="175194.28" table:content-validation-name="val2" table:style-name="ce7">
            <text:p>£175,194.28</text:p>
          </table:table-cell>
          <table:table-cell office:value-type="currency" office:value="7652.92" table:content-validation-name="val2" table:style-name="ce7">
            <text:p>£7,652.92</text:p>
          </table:table-cell>
          <table:table-cell office:value-type="currency" office:value="5000" table:content-validation-name="val2" table:style-name="ce7">
            <text:p>£5,00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673.589999999997" table:content-validation-name="val2" table:style-name="ce7">
            <text:p>£34,673.59</text:p>
          </table:table-cell>
          <table:table-cell office:value-type="currency" office:value="15431.44" table:content-validation-name="val2" table:style-name="ce7">
            <text:p>£15,431.44</text:p>
          </table:table-cell>
          <table:table-cell office:value-type="currency" office:value="237952.23" table:style-name="ce7">
            <text:p>£237,952.23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37952.23" table:style-name="ce7">
            <text:p>£237,952.23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Steven Hughes</dc:creator>
    <meta:creation-date>2012-07-18T14:50:11Z</meta:creation-date>
    <dc:date>2015-10-21T11:33:13Z</dc:date>
  </office:meta>
</office:document-meta>
</file>